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fill="none" fo:min-height="0.396cm"/>
    </style:style>
    <style:style style:name="gr5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63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  <style:text-properties fo:font-size="18pt"/>
    </style:style>
    <style:style style:name="P2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fo:font-size="10pt" fo:font-style="italic" style:text-underline-style="none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text-properties fo:font-size="12pt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8pt" style:text-underline-style="solid" style:text-underline-width="auto" style:text-underline-color="font-color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0pt" fo:font-style="italic" style:text-underline-style="none" fo:font-weight="normal" style:font-weight-asian="normal" style:font-weight-complex="normal"/>
    </style:style>
    <style:style style:name="T4" style:family="text">
      <style:text-properties fo:font-size="10pt" fo:font-style="italic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style="italic" style:font-style-asian="italic" style:font-style-complex="italic"/>
    </style:style>
    <style:style style:name="T7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59cm" svg:height="0.963cm" svg:x="0.999cm" svg:y="1.002cm">
          <draw:text-box>
            <text:p text:style-name="P1"><text:span text:style-name="T1">Flowchart for Routine </text:span><text:span text:style-name="T2">ThermalModelRider::update</text:span></text:p>
          </draw:text-box>
        </draw:frame>
        <draw:custom-shape draw:style-name="gr2" draw:text-style-name="P3" draw:id="id1" draw:layer="layout" svg:width="7.928cm" svg:height="0.635cm" svg:x="2.438cm" svg:y="2.905cm">
          <text:p text:style-name="P3"><text:span text:style-name="T3">INTERACTION_MODEL*::update_facet_surfa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402cm" svg:y1="3.54cm" svg:x2="6.409cm" svg:y2="4.472cm" draw:start-shape="id1" draw:start-glue-point="2" draw:end-shape="id2" draw:end-glue-point="4" svg:d="m6402 3540v478h7v454">
          <text:p/>
        </draw:connector>
        <draw:frame draw:style-name="gr4" draw:text-style-name="P5" draw:id="id4" draw:layer="layout" svg:width="3.584cm" svg:height="0.649cm" svg:x="4.543cm" svg:y="17.997cm">
          <draw:text-box>
            <text:p text:style-name="P1"><text:span text:style-name="T4">Return</text:span></text:p>
          </draw:text-box>
        </draw:frame>
        <draw:connector draw:style-name="gr5" draw:text-style-name="P4" draw:layer="layout" svg:x1="6.326cm" svg:y1="16.24cm" svg:x2="6.335cm" svg:y2="17.997cm" draw:start-shape="id3" draw:start-glue-point="2" draw:end-shape="id4" svg:d="m6326 16240v879h9v878">
          <text:p/>
        </draw:connector>
        <draw:custom-shape draw:style-name="gr6" draw:text-style-name="P6" draw:id="id5" draw:layer="layout" svg:width="9.525cm" svg:height="1.27cm" svg:x="1.635cm" svg:y="8.772cm">
          <draw:glue-point draw:id="4" svg:x="3.889cm" svg:y="-4.992cm"/>
          <draw:glue-point draw:id="5" svg:x="-3.888cm" svg:y="-4.992cm"/>
          <text:p text:style-name="P6"><text:span text:style-name="T5">Call</text:span><text:span text:style-name="T6"> </text:span></text:p>
          <text:p text:style-name="P6"><text:span text:style-name="T7">INTERACTION_SURFACE*</text:span><text:span text:style-name="T6">::accumulate_thermal_sourc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409cm" svg:y1="7.647cm" svg:x2="6.397cm" svg:y2="8.772cm" draw:start-shape="id2" draw:start-glue-point="6" draw:end-shape="id5" svg:d="m6409 7647v550h-12v575">
          <text:p/>
        </draw:connector>
        <draw:custom-shape draw:style-name="gr8" draw:text-style-name="P6" draw:id="id3" draw:layer="layout" svg:width="3.654cm" svg:height="0.635cm" svg:x="4.499cm" svg:y="15.605cm">
          <text:p text:style-name="P6"><text:span text:style-name="T5">Integrate tempera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6" draw:layer="layout" svg:width="7.62cm" svg:height="1.27cm" svg:x="9.813cm" svg:y="15.29cm">
          <draw:glue-point draw:id="4" svg:x="3.889cm" svg:y="-4.992cm"/>
          <draw:glue-point draw:id="5" svg:x="-3.888cm" svg:y="-4.992cm"/>
          <text:p text:style-name="P6"><text:span text:style-name="T5">Call</text:span><text:span text:style-name="T6"> </text:span></text:p>
          <text:p text:style-name="P6"><text:span text:style-name="T7">INTERACTION_SURFACE*</text:span><text:span text:style-name="T6">::thermal_integrator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8.153cm" svg:y1="15.922cm" svg:x2="9.813cm" svg:y2="15.925cm" draw:start-shape="id3" draw:end-shape="id6" svg:d="m8153 15922h818v3h842">
          <text:p/>
        </draw:connector>
        <draw:frame draw:style-name="gr10" draw:text-style-name="P8" draw:layer="layout" svg:width="15.875cm" svg:height="1.685cm" svg:x="2.438cm" svg:y="19cm">
          <draw:text-box>
            <text:p text:style-name="P7"><text:span text:style-name="T8">INTERACTION_MODEL and INTERACTION_SURFACE are placeholders for a specific type of interaction. <text:s/></text:span></text:p>
            <text:p text:style-name="P7"><text:span text:style-name="T8">For example, RadiationPressure, and RadiationSurface</text:span></text:p>
          </draw:text-box>
        </draw:frame>
        <draw:custom-shape draw:style-name="gr11" draw:text-style-name="P6" draw:id="id2" draw:layer="layout" svg:width="4.445cm" svg:height="3.175cm" svg:x="4.187cm" svg:y="4.472cm">
          <text:p text:style-name="P6"><text:span text:style-name="T5">Are </text:span></text:p>
          <text:p text:style-name="P6"><text:span text:style-name="T5">internal thermal</text:span></text:p>
          <text:p text:style-name="P6"><text:span text:style-name="T5">effects being </text:span></text:p>
          <text:p text:style-name="P6"><text:span text:style-name="T5">conside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9" draw:layer="layout" svg:width="1.27cm" svg:height="0.64cm" svg:x="6.248cm" svg:y="7.642cm">
          <draw:text-box>
            <text:p text:style-name="P9"><text:span text:style-name="T5">Yes</text:span></text:p>
          </draw:text-box>
        </draw:frame>
        <draw:frame draw:style-name="gr13" draw:text-style-name="P9" draw:layer="layout" svg:width="1.27cm" svg:height="0.885cm" svg:x="8.788cm" svg:y="5.195cm">
          <draw:text-box>
            <text:p text:style-name="P9"><text:span text:style-name="T5">No</text:span></text:p>
          </draw:text-box>
        </draw:frame>
        <draw:connector draw:style-name="gr7" draw:text-style-name="P4" draw:layer="layout" svg:x1="6.409cm" svg:y1="14.335cm" svg:x2="6.421cm" svg:y2="15.46cm" draw:start-shape="id7" draw:start-glue-point="6" svg:d="m6409 14335v813h12v312">
          <text:p/>
        </draw:connector>
        <draw:custom-shape draw:style-name="gr11" draw:text-style-name="P6" draw:id="id7" draw:layer="layout" svg:width="4.445cm" svg:height="3.175cm" svg:x="4.187cm" svg:y="11.16cm">
          <text:p text:style-name="P6"><text:span text:style-name="T5">Is the </text:span></text:p>
          <text:p text:style-name="P6"><text:span text:style-name="T5">temperature </text:span></text:p>
          <text:p text:style-name="P6"><text:span text:style-name="T5">vari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9" draw:layer="layout" svg:width="1.27cm" svg:height="0.885cm" svg:x="8.788cm" svg:y="12.18cm">
          <draw:text-box>
            <text:p text:style-name="P9"><text:span text:style-name="T5">No</text:span></text:p>
          </draw:text-box>
        </draw:frame>
        <draw:frame draw:style-name="gr12" draw:text-style-name="P9" draw:layer="layout" svg:width="1.27cm" svg:height="0.64cm" svg:x="6.248cm" svg:y="14.335cm">
          <draw:text-box>
            <text:p text:style-name="P9"><text:span text:style-name="T5">Yes</text:span></text:p>
          </draw:text-box>
        </draw:frame>
        <draw:connector draw:style-name="gr3" draw:text-style-name="P4" draw:layer="layout" svg:x1="6.397cm" svg:y1="10.042cm" svg:x2="6.409cm" svg:y2="11.16cm" draw:start-shape="id5" draw:start-glue-point="2" draw:end-shape="id7" draw:end-glue-point="4" svg:d="m6397 10042v571h12v547">
          <text:p/>
        </draw:connector>
        <draw:connector draw:style-name="gr3" draw:text-style-name="P4" draw:layer="layout" draw:line-skew="4.1cm 1.122cm" svg:x1="8.632cm" svg:y1="6.059cm" svg:x2="6.409cm" svg:y2="11.16cm" draw:start-shape="id2" draw:start-glue-point="7" draw:end-shape="id7" draw:end-glue-point="4" svg:d="m8632 6059h4601v4466h-6824v635">
          <text:p/>
        </draw:connector>
        <draw:connector draw:style-name="gr3" draw:text-style-name="P4" draw:layer="layout" draw:line-skew="9.815cm" svg:x1="8.632cm" svg:y1="12.747cm" svg:x2="8.127cm" svg:y2="18.321cm" draw:start-shape="id7" draw:start-glue-point="7" draw:end-shape="id4" svg:d="m8632 12747h10316v5574h-108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95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8-12T14:12:27.03</meta:creation-date>
    <dc:date>2009-08-12T15:30:53.01</dc:date>
    <dc:creator>Gary Turner</dc:creator>
    <meta:editing-duration>PT01H18M24S</meta:editing-duration>
    <meta:editing-cycles>4</meta:editing-cycles>
    <meta:generator>OpenOffice.org/3.1$Win32 OpenOffice.org_project/310m11$Build-9399</meta:generator>
    <meta:document-statistic meta:object-count="21"/>
  </office:meta>
</office:document-meta>
</file>